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6de7d" officeooo:paragraph-rsid="0016de7d"/>
    </style:style>
    <style:style style:name="P2" style:family="paragraph" style:parent-style-name="Standard">
      <style:text-properties fo:language="fr" fo:country="FR" officeooo:rsid="0019b4c2" officeooo:paragraph-rsid="0019b4c2"/>
    </style:style>
    <style:style style:name="P3" style:family="paragraph" style:parent-style-name="Standard">
      <style:text-properties fo:language="fr" fo:country="FR" officeooo:paragraph-rsid="0019b4c2"/>
    </style:style>
    <style:style style:name="P4" style:family="paragraph" style:parent-style-name="Standard">
      <style:text-properties fo:language="fr" fo:country="FR" officeooo:rsid="0023fc06" officeooo:paragraph-rsid="0023fc06"/>
    </style:style>
    <style:style style:name="P5" style:family="paragraph" style:parent-style-name="Standard">
      <style:text-properties fo:language="fr" fo:country="FR" officeooo:rsid="0050cb9f" officeooo:paragraph-rsid="0050cb9f"/>
    </style:style>
    <style:style style:name="P6" style:family="paragraph" style:parent-style-name="Standard">
      <style:text-properties fo:language="fr" fo:country="FR" officeooo:rsid="00583bb2" officeooo:paragraph-rsid="005a2f04"/>
    </style:style>
    <style:style style:name="P7" style:family="paragraph" style:parent-style-name="Standard">
      <style:text-properties fo:language="fr" fo:country="FR" officeooo:rsid="00642026" officeooo:paragraph-rsid="005a2f04"/>
    </style:style>
    <style:style style:name="P8" style:family="paragraph" style:parent-style-name="Standard">
      <style:text-properties fo:language="fr" fo:country="FR" officeooo:rsid="0067d368" officeooo:paragraph-rsid="0067d368"/>
    </style:style>
    <style:style style:name="P9" style:family="paragraph" style:parent-style-name="Standard">
      <style:text-properties fo:language="fr" fo:country="FR" officeooo:rsid="00602d33" officeooo:paragraph-rsid="00602d33"/>
    </style:style>
    <style:style style:name="P10" style:family="paragraph" style:parent-style-name="Standard">
      <style:text-properties fo:language="fr" fo:country="FR" fo:font-weight="bold" officeooo:rsid="002a3f60" officeooo:paragraph-rsid="002a3f60" style:font-weight-asian="bold" style:font-weight-complex="bold"/>
    </style:style>
    <style:style style:name="P11" style:family="paragraph" style:parent-style-name="Standard">
      <style:text-properties fo:language="fr" fo:country="FR" fo:font-weight="bold" officeooo:rsid="004722f9" officeooo:paragraph-rsid="0043cc93" style:font-weight-asian="bold" style:font-weight-complex="bold"/>
    </style:style>
    <style:style style:name="P12" style:family="paragraph" style:parent-style-name="Standard">
      <style:text-properties fo:language="fr" fo:country="FR" officeooo:rsid="002a3f60" officeooo:paragraph-rsid="0032a171"/>
    </style:style>
    <style:style style:name="P13" style:family="paragraph" style:parent-style-name="Standard">
      <style:text-properties officeooo:paragraph-rsid="002bc461"/>
    </style:style>
    <style:style style:name="P14" style:family="paragraph" style:parent-style-name="Standard">
      <style:text-properties officeooo:paragraph-rsid="0030de6d"/>
    </style:style>
    <style:style style:name="P15" style:family="paragraph" style:parent-style-name="Standard">
      <style:text-properties officeooo:paragraph-rsid="00368aff"/>
    </style:style>
    <style:style style:name="P16" style:family="paragraph" style:parent-style-name="Standard">
      <style:text-properties officeooo:rsid="00368aff" officeooo:paragraph-rsid="00368aff"/>
    </style:style>
    <style:style style:name="P17" style:family="paragraph" style:parent-style-name="Standard">
      <style:text-properties officeooo:rsid="0039e665" officeooo:paragraph-rsid="0039e665"/>
    </style:style>
    <style:style style:name="P18" style:family="paragraph" style:parent-style-name="Standard">
      <style:text-properties officeooo:paragraph-rsid="0039e665"/>
    </style:style>
    <style:style style:name="P19" style:family="paragraph" style:parent-style-name="Standard">
      <style:text-properties officeooo:paragraph-rsid="0043cc93"/>
    </style:style>
    <style:style style:name="P20" style:family="paragraph" style:parent-style-name="Standard">
      <style:text-properties fo:font-weight="bold" officeooo:paragraph-rsid="0032a171" style:font-weight-asian="bold" style:font-weight-complex="bold"/>
    </style:style>
    <style:style style:name="P21" style:family="paragraph" style:parent-style-name="Standard">
      <style:text-properties fo:font-weight="bold" officeooo:paragraph-rsid="004761e2" style:font-weight-asian="bold" style:font-weight-complex="bold"/>
    </style:style>
    <style:style style:name="P22" style:family="paragraph" style:parent-style-name="Standard">
      <style:text-properties fo:font-weight="bold" officeooo:rsid="005d6442" officeooo:paragraph-rsid="005d6442" style:font-weight-asian="bold" style:font-weight-complex="bold"/>
    </style:style>
    <style:style style:name="P23" style:family="paragraph" style:parent-style-name="Standard">
      <style:text-properties fo:font-weight="bold" officeooo:rsid="0067d368" officeooo:paragraph-rsid="0067d368" style:font-weight-asian="bold" style:font-weight-complex="bold"/>
    </style:style>
    <style:style style:name="P24" style:family="paragraph" style:parent-style-name="Standard">
      <style:text-properties officeooo:paragraph-rsid="004761e2"/>
    </style:style>
    <style:style style:name="P25" style:family="paragraph" style:parent-style-name="Standard">
      <style:paragraph-properties fo:text-align="center" style:justify-single-word="false"/>
      <style:text-properties fo:font-size="20pt" fo:language="fr" fo:country="FR" officeooo:rsid="004e545f" officeooo:paragraph-rsid="004e545f" style:font-size-asian="20pt" style:font-size-complex="20pt"/>
    </style:style>
    <style:style style:name="P26" style:family="paragraph" style:parent-style-name="Standard">
      <style:text-properties fo:font-size="15pt" fo:language="fr" fo:country="FR" officeooo:rsid="004e545f" officeooo:paragraph-rsid="004e545f" style:font-size-asian="15pt" style:font-size-complex="15pt"/>
    </style:style>
    <style:style style:name="P27" style:family="paragraph" style:parent-style-name="Standard">
      <style:text-properties fo:font-size="15pt" fo:language="fr" fo:country="FR" officeooo:rsid="004f98e1" officeooo:paragraph-rsid="004f98e1" style:font-size-asian="15pt" style:font-size-complex="15pt"/>
    </style:style>
    <style:style style:name="P28" style:family="paragraph" style:parent-style-name="Standard">
      <style:text-properties officeooo:paragraph-rsid="0050cb9f"/>
    </style:style>
    <style:style style:name="P29" style:family="paragraph" style:parent-style-name="Standard">
      <style:text-properties officeooo:paragraph-rsid="00527eb9"/>
    </style:style>
    <style:style style:name="P30" style:family="paragraph" style:parent-style-name="Standard">
      <style:text-properties officeooo:paragraph-rsid="005a2f04"/>
    </style:style>
    <style:style style:name="P31" style:family="paragraph" style:parent-style-name="Standard">
      <style:text-properties officeooo:paragraph-rsid="0067d368"/>
    </style:style>
    <style:style style:name="P32" style:family="paragraph" style:parent-style-name="Standard">
      <style:text-properties fo:font-weight="bold" officeooo:paragraph-rsid="004761e2" style:font-weight-asian="bold" style:font-weight-complex="bold"/>
    </style:style>
    <style:style style:name="P33" style:family="paragraph" style:parent-style-name="Standard">
      <style:text-properties fo:font-weight="bold" officeooo:rsid="006d0d2d" officeooo:paragraph-rsid="006d0d2d" style:font-weight-asian="bold" style:font-weight-complex="bold"/>
    </style:style>
    <style:style style:name="P34" style:family="paragraph" style:parent-style-name="Standard">
      <style:text-properties fo:font-weight="bold" officeooo:rsid="007169d3" officeooo:paragraph-rsid="007169d3" style:font-weight-asian="bold" style:font-weight-complex="bold"/>
    </style:style>
    <style:style style:name="P35" style:family="paragraph" style:parent-style-name="Standard">
      <style:text-properties fo:font-weight="bold" officeooo:rsid="00725164" officeooo:paragraph-rsid="00725164" style:font-weight-asian="bold" style:font-weight-complex="bold"/>
    </style:style>
    <style:style style:name="P36" style:family="paragraph" style:parent-style-name="Standard">
      <style:text-properties fo:font-weight="bold" officeooo:rsid="00725164" officeooo:paragraph-rsid="00746fd9" style:font-weight-asian="bold" style:font-weight-complex="bold"/>
    </style:style>
    <style:style style:name="P37" style:family="paragraph" style:parent-style-name="Standard">
      <style:text-properties fo:font-weight="bold" officeooo:rsid="00746fd9" officeooo:paragraph-rsid="00746fd9" style:font-weight-asian="bold" style:font-weight-complex="bold"/>
    </style:style>
    <style:style style:name="P38" style:family="paragraph" style:parent-style-name="Standard">
      <style:text-properties fo:font-weight="bold" officeooo:rsid="00746fd9" officeooo:paragraph-rsid="007d2283" style:font-weight-asian="bold" style:font-weight-complex="bold"/>
    </style:style>
    <style:style style:name="T1" style:family="text">
      <style:text-properties officeooo:rsid="0018daa2"/>
    </style:style>
    <style:style style:name="T2" style:family="text">
      <style:text-properties officeooo:rsid="0019b4c2"/>
    </style:style>
    <style:style style:name="T3" style:family="text">
      <style:text-properties officeooo:rsid="001b3ecb"/>
    </style:style>
    <style:style style:name="T4" style:family="text">
      <style:text-properties officeooo:rsid="001bae05"/>
    </style:style>
    <style:style style:name="T5" style:family="text">
      <style:text-properties officeooo:rsid="002115e3"/>
    </style:style>
    <style:style style:name="T6" style:family="text">
      <style:text-properties officeooo:rsid="0023fd72"/>
    </style:style>
    <style:style style:name="T7" style:family="text">
      <style:text-properties fo:language="fr" fo:country="FR"/>
    </style:style>
    <style:style style:name="T8" style:family="text">
      <style:text-properties fo:language="fr" fo:country="FR" officeooo:rsid="002a3f60"/>
    </style:style>
    <style:style style:name="T9" style:family="text">
      <style:text-properties fo:language="fr" fo:country="FR" officeooo:rsid="002bc461"/>
    </style:style>
    <style:style style:name="T10" style:family="text">
      <style:text-properties fo:language="fr" fo:country="FR" officeooo:rsid="002d078a"/>
    </style:style>
    <style:style style:name="T11" style:family="text">
      <style:text-properties fo:language="fr" fo:country="FR" officeooo:rsid="002dbf5a"/>
    </style:style>
    <style:style style:name="T12" style:family="text">
      <style:text-properties fo:language="fr" fo:country="FR" fo:font-weight="bold" officeooo:rsid="002bc461" style:font-weight-asian="bold" style:font-weight-complex="bold"/>
    </style:style>
    <style:style style:name="T13" style:family="text">
      <style:text-properties fo:language="fr" fo:country="FR" fo:font-weight="bold" officeooo:rsid="002f185a" style:font-weight-asian="bold" style:font-weight-complex="bold"/>
    </style:style>
    <style:style style:name="T14" style:family="text">
      <style:text-properties fo:language="fr" fo:country="FR" fo:font-weight="bold" officeooo:rsid="0030de6d" style:font-weight-asian="bold" style:font-weight-complex="bold"/>
    </style:style>
    <style:style style:name="T15" style:family="text">
      <style:text-properties fo:language="fr" fo:country="FR" fo:font-weight="bold" officeooo:rsid="00351381" style:font-weight-asian="bold" style:font-weight-complex="bold"/>
    </style:style>
    <style:style style:name="T16" style:family="text">
      <style:text-properties fo:language="fr" fo:country="FR" fo:font-weight="bold" officeooo:rsid="003dc371" style:font-weight-asian="bold" style:font-weight-complex="bold"/>
    </style:style>
    <style:style style:name="T17" style:family="text">
      <style:text-properties fo:language="fr" fo:country="FR" fo:font-weight="bold" officeooo:rsid="0049d2c1" style:font-weight-asian="bold" style:font-weight-complex="bold"/>
    </style:style>
    <style:style style:name="T18" style:family="text">
      <style:text-properties fo:language="fr" fo:country="FR" fo:font-weight="bold" officeooo:rsid="004b6047" style:font-weight-asian="bold" style:font-weight-complex="bold"/>
    </style:style>
    <style:style style:name="T19" style:family="text">
      <style:text-properties fo:language="fr" fo:country="FR" fo:font-weight="bold" officeooo:rsid="0067d368" style:font-weight-asian="bold" style:font-weight-complex="bold"/>
    </style:style>
    <style:style style:name="T20" style:family="text">
      <style:text-properties fo:language="fr" fo:country="FR" officeooo:rsid="002f185a"/>
    </style:style>
    <style:style style:name="T21" style:family="text">
      <style:text-properties fo:language="fr" fo:country="FR" officeooo:rsid="002f2b68"/>
    </style:style>
    <style:style style:name="T22" style:family="text">
      <style:text-properties fo:language="fr" fo:country="FR" officeooo:rsid="0030de6d"/>
    </style:style>
    <style:style style:name="T23" style:family="text">
      <style:text-properties fo:language="fr" fo:country="FR" officeooo:rsid="00341794"/>
    </style:style>
    <style:style style:name="T24" style:family="text">
      <style:text-properties fo:language="fr" fo:country="FR" officeooo:rsid="003484d8"/>
    </style:style>
    <style:style style:name="T25" style:family="text">
      <style:text-properties fo:language="fr" fo:country="FR" officeooo:rsid="00352bd5"/>
    </style:style>
    <style:style style:name="T26" style:family="text">
      <style:text-properties fo:language="fr" fo:country="FR" officeooo:rsid="00368aff"/>
    </style:style>
    <style:style style:name="T27" style:family="text">
      <style:text-properties fo:language="fr" fo:country="FR" officeooo:rsid="003705df"/>
    </style:style>
    <style:style style:name="T28" style:family="text">
      <style:text-properties fo:language="fr" fo:country="FR" officeooo:rsid="003ab6b9"/>
    </style:style>
    <style:style style:name="T29" style:family="text">
      <style:text-properties fo:language="fr" fo:country="FR" officeooo:rsid="003ca172"/>
    </style:style>
    <style:style style:name="T30" style:family="text">
      <style:text-properties fo:language="fr" fo:country="FR" officeooo:rsid="003dc371"/>
    </style:style>
    <style:style style:name="T31" style:family="text">
      <style:text-properties fo:language="fr" fo:country="FR" officeooo:rsid="003f457e"/>
    </style:style>
    <style:style style:name="T32" style:family="text">
      <style:text-properties fo:language="fr" fo:country="FR" officeooo:rsid="0040405e"/>
    </style:style>
    <style:style style:name="T33" style:family="text">
      <style:text-properties fo:language="fr" fo:country="FR" officeooo:rsid="0039e665"/>
    </style:style>
    <style:style style:name="T34" style:family="text">
      <style:text-properties fo:language="fr" fo:country="FR" officeooo:rsid="00423037"/>
    </style:style>
    <style:style style:name="T35" style:family="text">
      <style:text-properties fo:language="fr" fo:country="FR" officeooo:rsid="0044e6b7"/>
    </style:style>
    <style:style style:name="T36" style:family="text">
      <style:text-properties fo:language="fr" fo:country="FR" fo:font-weight="normal" style:font-weight-asian="normal" style:font-weight-complex="normal"/>
    </style:style>
    <style:style style:name="T37" style:family="text">
      <style:text-properties fo:language="fr" fo:country="FR" fo:font-weight="normal" officeooo:rsid="004c7862" style:font-weight-asian="normal" style:font-weight-complex="normal"/>
    </style:style>
    <style:style style:name="T38" style:family="text">
      <style:text-properties fo:language="fr" fo:country="FR" fo:font-weight="normal" officeooo:rsid="004b6047" style:font-weight-asian="normal" style:font-weight-complex="normal"/>
    </style:style>
    <style:style style:name="T39" style:family="text">
      <style:text-properties fo:language="fr" fo:country="FR" fo:font-weight="normal" officeooo:rsid="004ce13a" style:font-weight-asian="normal" style:font-weight-complex="normal"/>
    </style:style>
    <style:style style:name="T40" style:family="text">
      <style:text-properties fo:language="fr" fo:country="FR" fo:font-weight="normal" officeooo:rsid="006dd09e" style:font-weight-asian="normal" style:font-weight-complex="normal"/>
    </style:style>
    <style:style style:name="T41" style:family="text">
      <style:text-properties fo:language="fr" fo:country="FR" fo:font-weight="normal" officeooo:rsid="006fc550" style:font-weight-asian="normal" style:font-weight-complex="normal"/>
    </style:style>
    <style:style style:name="T42" style:family="text">
      <style:text-properties fo:language="fr" fo:country="FR" officeooo:rsid="00485943"/>
    </style:style>
    <style:style style:name="T43" style:family="text">
      <style:text-properties fo:language="fr" fo:country="FR" officeooo:rsid="004c7862"/>
    </style:style>
    <style:style style:name="T44" style:family="text">
      <style:text-properties fo:language="fr" fo:country="FR" officeooo:rsid="0050cb9f"/>
    </style:style>
    <style:style style:name="T45" style:family="text">
      <style:text-properties fo:language="fr" fo:country="FR" officeooo:rsid="00510ac1"/>
    </style:style>
    <style:style style:name="T46" style:family="text">
      <style:text-properties fo:language="fr" fo:country="FR" officeooo:rsid="00527eb9"/>
    </style:style>
    <style:style style:name="T47" style:family="text">
      <style:text-properties fo:language="fr" fo:country="FR" officeooo:rsid="00536983"/>
    </style:style>
    <style:style style:name="T48" style:family="text">
      <style:text-properties fo:language="fr" fo:country="FR" officeooo:rsid="00541d30"/>
    </style:style>
    <style:style style:name="T49" style:family="text">
      <style:text-properties fo:language="fr" fo:country="FR" officeooo:rsid="0054f1be"/>
    </style:style>
    <style:style style:name="T50" style:family="text">
      <style:text-properties fo:language="fr" fo:country="FR" officeooo:rsid="005617c9"/>
    </style:style>
    <style:style style:name="T51" style:family="text">
      <style:text-properties fo:language="fr" fo:country="FR" officeooo:rsid="00569196"/>
    </style:style>
    <style:style style:name="T52" style:family="text">
      <style:text-properties fo:language="fr" fo:country="FR" officeooo:rsid="00583bb2"/>
    </style:style>
    <style:style style:name="T53" style:family="text">
      <style:text-properties fo:language="fr" fo:country="FR" officeooo:rsid="00626003"/>
    </style:style>
    <style:style style:name="T54" style:family="text">
      <style:text-properties fo:language="fr" fo:country="FR" officeooo:rsid="00641a43"/>
    </style:style>
    <style:style style:name="T55" style:family="text">
      <style:text-properties fo:language="fr" fo:country="FR" officeooo:rsid="00642026"/>
    </style:style>
    <style:style style:name="T56" style:family="text">
      <style:text-properties fo:language="fr" fo:country="FR" officeooo:rsid="006520c9"/>
    </style:style>
    <style:style style:name="T57" style:family="text">
      <style:text-properties fo:language="fr" fo:country="FR" officeooo:rsid="0067d368"/>
    </style:style>
    <style:style style:name="T58" style:family="text">
      <style:text-properties fo:language="fr" fo:country="FR" officeooo:rsid="006a9e6b"/>
    </style:style>
    <style:style style:name="T59" style:family="text">
      <style:text-properties officeooo:rsid="004fa156"/>
    </style:style>
    <style:style style:name="T60" style:family="text">
      <style:text-properties style:text-position="sub 58%" fo:language="fr" fo:country="FR" fo:font-weight="normal" style:font-weight-asian="normal" style:font-weight-complex="normal"/>
    </style:style>
    <style:style style:name="T61" style:family="text">
      <style:text-properties style:text-position="sub 58%" fo:language="fr" fo:country="FR" fo:font-weight="normal" officeooo:rsid="006dd09e" style:font-weight-asian="normal" style:font-weight-complex="normal"/>
    </style:style>
    <style:style style:name="T62" style:family="text">
      <style:text-properties style:font-name="Liberation Serif1" fo:language="fr" fo:country="FR" fo:font-weight="normal" style:font-name-asian="Liberation Serif1" style:font-weight-asian="normal" style:font-name-complex="Liberation Serif1" style:font-weight-complex="normal"/>
    </style:style>
    <style:style style:name="T63" style:family="text">
      <style:text-properties style:font-name="Liberation Serif1" fo:language="fr" fo:country="FR" fo:font-weight="normal" officeooo:rsid="004ce13a" style:font-name-asian="Liberation Serif1" style:font-weight-asian="normal" style:font-name-complex="Liberation Serif1" style:font-weight-complex="normal"/>
    </style:style>
    <style:style style:name="T64" style:family="text">
      <style:text-properties style:font-name="Liberation Serif1" fo:language="fr" fo:country="FR" fo:font-weight="normal" officeooo:rsid="00725164" style:font-name-asian="Liberation Serif1" style:font-weight-asian="normal" style:font-name-complex="Liberation Serif1" style:font-weight-complex="normal"/>
    </style:style>
    <style:style style:name="T65" style:family="text">
      <style:text-properties style:font-name="Liberation Serif1" fo:language="fr" fo:country="FR" fo:font-weight="normal" officeooo:rsid="0074782c" style:font-name-asian="Liberation Serif1" style:font-weight-asian="normal" style:font-name-complex="Liberation Serif1" style:font-weight-complex="normal"/>
    </style:style>
    <style:style style:name="T66" style:family="text">
      <style:text-properties style:font-name="Liberation Serif1" fo:language="fr" fo:country="FR" fo:font-weight="normal" officeooo:rsid="0075402f" style:font-name-asian="Liberation Serif1" style:font-weight-asian="normal" style:font-name-complex="Liberation Serif1" style:font-weight-complex="normal"/>
    </style:style>
    <style:style style:name="T67" style:family="text">
      <style:text-properties style:font-name="Liberation Serif1" fo:language="fr" fo:country="FR" fo:font-weight="normal" officeooo:rsid="0076b32e" style:font-name-asian="Liberation Serif1" style:font-weight-asian="normal" style:font-name-complex="Liberation Serif1" style:font-weight-complex="normal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Bridge Chinois : IA</text:p>
      <text:p text:style-name="P1"/>
      <text:p text:style-name="P1"/>
      <text:p text:style-name="P29"><text:span text:style-name="T51">L’</text:span><text:span text:style-name="T46">ordre </text:span><text:span text:style-name="T51">des parties </text:span><text:span text:style-name="T46">n’est pas toujours chronologiqu</text:span><text:span text:style-name="T50">e</text:span><text:span text:style-name="T46">.</text:span></text:p>
      <text:p text:style-name="P1"/>
      <text:p text:style-name="P1"/>
      <text:p text:style-name="P27">Des stratégie<text:span text:style-name="T59">s :</text:span></text:p>
      <text:p text:style-name="P5"/>
      <text:p text:style-name="P28"><text:span text:style-name="T47">A</text:span><text:span text:style-name="T44">vant d’essayé d’énumérer toutes les possibilités, il a été nécessaire de </text:span><text:span text:style-name="T45">chercher </text:span><text:span text:style-name="T48">et d’essayer différentes</text:span><text:span text:style-name="T45"> </text:span><text:span text:style-name="T44">stratégies.</text:span></text:p>
      <text:p text:style-name="P5"/>
      <text:p text:style-name="P22"><text:span text:style-name="T44">p</text:span><text:span text:style-name="T7">ioche</text:span></text:p>
      <text:p text:style-name="P28"><text:span text:style-name="T44">&gt; </text:span><text:span text:style-name="T49">en priorité les atouts</text:span></text:p>
      <text:p text:style-name="P28"><text:span text:style-name="T49"><text:tab/></text:span><text:span text:style-name="T53">Les atouts ne sont pas suffisamment intéressant pour être toujours préférable à d’autre cartes. </text:span></text:p>
      <text:p text:style-name="P6">&gt; en priorité les cartes élevé</text:p>
      <text:p text:style-name="P30"><text:span text:style-name="T52">&gt; </text:span><text:span text:style-name="T54">en priorité les cartes d’une couleur que l’adversaire n’a pas</text:span></text:p>
      <text:p text:style-name="P30"><text:span text:style-name="T54"><text:tab/></text:span><text:span text:style-name="T55">Semble intéressant </text:span><text:span text:style-name="T56">si possible</text:span></text:p>
      <text:p text:style-name="P7"/>
      <text:p text:style-name="P23"><text:span text:style-name="T55">p</text:span><text:span text:style-name="T7">ose</text:span></text:p>
      <text:p text:style-name="P8"/>
      <text:p text:style-name="P31"><text:span text:style-name="T19">réponse</text:span><text:span text:style-name="T57"> </text:span></text:p>
      <text:p text:style-name="P8"/>
      <text:p text:style-name="P9"/>
      <text:p text:style-name="P5"/>
      <text:p text:style-name="P1"/>
      <text:p text:style-name="P26">Des structures de données :</text:p>
      <text:p text:style-name="P1"/>
      <text:p text:style-name="P1">&gt; Tableau de 52 float : <text:span text:style-name="T1">proba</text:span></text:p>
      <text:p text:style-name="P2">&gt; Tableau de 52 int : position des cartes</text:p>
      <text:p text:style-name="P3"><text:span text:style-name="T6">&gt; 10</text:span><text:span text:style-name="T2"> entie</text:span><text:span text:style-name="T5">r</text:span><text:span text:style-name="T2"> </text:span><text:span text:style-name="T3">de 64 </text:span><text:span text:style-name="T4">bits :</text:span></text:p>
      <text:p text:style-name="P4"><text:tab/>main J1</text:p>
      <text:p text:style-name="P4"><text:tab/>main J2</text:p>
      <text:p text:style-name="P4"><text:tab/>plis J1</text:p>
      <text:p text:style-name="P4"><text:tab/>plis J2</text:p>
      <text:p text:style-name="P4"><text:tab/>pioche1</text:p>
      <text:p text:style-name="P4"><text:tab/>pioche2</text:p>
      <text:p text:style-name="P4"><text:tab/>pioche3</text:p>
      <text:p text:style-name="P4"><text:tab/>pioche4</text:p>
      <text:p text:style-name="P4"><text:tab/>pioche5</text:p>
      <text:p text:style-name="P4"><text:tab/>pioche6</text:p>
      <text:p text:style-name="P10">évolution : mémoriser les hauteurs de pioche au lieu des pioches</text:p>
      <text:p text:style-name="P13"><text:span text:style-name="T8"><text:tab/></text:span><text:span text:style-name="T14">E</text:span><text:span text:style-name="T12">x</text:span><text:span text:style-name="T14">emple</text:span><text:span text:style-name="T12"> :</text:span><text:span text:style-name="T9"> pioche3 = 010000000000000000000</text:span><text:span text:style-name="T58">00</text:span><text:span text:style-name="T9">00000000000000000000000000001</text:span></text:p>
      <text:p text:style-name="P13"><text:span text:style-name="T10">signifie </text:span><text:span text:style-name="T23">maintenant </text:span><text:span text:style-name="T10">que 2 pioches ont une hauteur de 2 et que leurs cartes du dessus sont </text:span><text:span text:style-name="T11">respectivement </text:span><text:span text:style-name="T10">le 2 de trèfle et </text:span><text:span text:style-name="T11">le </text:span><text:span text:style-name="T10">roi de pique</text:span></text:p>
      <text:p text:style-name="P14"><text:span text:style-name="T10"><text:tab/></text:span><text:span text:style-name="T14">A</text:span><text:span text:style-name="T13">vantages : </text:span><text:span text:style-name="T22">O</text:span><text:span text:style-name="T20">n gagne donc 1 long de mémoire </text:span><text:span text:style-name="T22">(</text:span><text:span text:style-name="T20">on </text:span><text:span text:style-name="T24">n’</text:span><text:span text:style-name="T20">a pas besoin de mémoriser les pioche de taille 0</text:span><text:span text:style-name="T22">)</text:span><text:span text:style-name="T20">. </text:span><text:span text:style-name="T21">L’ordre des pioche n’a pas d’importance </text:span><text:span text:style-name="T22">ce qui est gardé avec cette solution.</text:span></text:p>
      <text:p text:style-name="P14"><text:span text:style-name="T22"><text:tab/></text:span><text:span text:style-name="T14">Inconvénient :</text:span><text:span text:style-name="T22"> moins intuitif à manipuler</text:span></text:p>
      <text:p text:style-name="P12"/>
      <text:p text:style-name="P20"><text:span text:style-name="T8">évolution : </text:span><text:span text:style-name="T24">fusionner plis J1 et J2 et ajouter la différence de plis entre J1 et J2</text:span></text:p>
      <text:p text:style-name="P15"><text:span text:style-name="T24"><text:tab/></text:span><text:span text:style-name="T15">Exemple : </text:span></text:p>
      <text:p text:style-name="P15"><text:soft-page-break/><text:span text:style-name="T25">plis J1 = </text:span><text:span text:style-name="T26">1</text:span><text:span text:style-name="T25">0</text:span><text:span text:style-name="T9">0000000000000000</text:span><text:span text:style-name="T58">00</text:span><text:span text:style-name="T9">00000000000000000000000000000001</text:span></text:p>
      <text:p text:style-name="P15"><text:span text:style-name="T25">plis J</text:span><text:span text:style-name="T32">2</text:span><text:span text:style-name="T25"> = </text:span><text:span text:style-name="T9">0</text:span><text:span text:style-name="T25">0</text:span><text:span text:style-name="T9">0000000000000000</text:span><text:span text:style-name="T58">00</text:span><text:span text:style-name="T9">00000000000000000000000</text:span><text:span text:style-name="T28">1</text:span><text:span text:style-name="T9">00</text:span><text:span text:style-name="T28">1</text:span><text:span text:style-name="T9">00</text:span><text:span text:style-name="T26">110</text:span></text:p>
      <text:p text:style-name="P16"><text:span text:style-name="T9">d</text:span><text:span text:style-name="T7">evient</text:span></text:p>
      <text:p text:style-name="P15"><text:span text:style-name="T25">plis = </text:span><text:span text:style-name="T27">1</text:span><text:span text:style-name="T25">0</text:span><text:span text:style-name="T9">000000000000000000</text:span><text:span text:style-name="T58">00</text:span><text:span text:style-name="T9">000000000000000000000</text:span><text:span text:style-name="T29">1</text:span><text:span text:style-name="T9">00</text:span><text:span text:style-name="T29">1</text:span><text:span text:style-name="T9">00</text:span><text:span text:style-name="T27">11</text:span><text:span text:style-name="T9">1</text:span></text:p>
      <text:p text:style-name="P17"><text:span text:style-name="T9">d</text:span><text:span text:style-name="T7">ifférence J1/J2 = -1</text:span></text:p>
      <text:p text:style-name="P18"><text:span text:style-name="T33"><text:tab/></text:span><text:span text:style-name="T16">Avantage :</text:span><text:span text:style-name="T30"> </text:span><text:span text:style-name="T31">On </text:span><text:span text:style-name="T32">peut réduire la taille </text:span><text:span text:style-name="T34">d’un des long</text:span></text:p>
      <text:p text:style-name="P19"><text:span text:style-name="T34"><text:tab/></text:span><text:span text:style-name="T14">Inconvénient :</text:span><text:span text:style-name="T22"> moins intuitif à manipuler, </text:span><text:span text:style-name="T35">asymétrie supplémentaire entre J1 et J2</text:span></text:p>
      <text:p text:style-name="P11"/>
      <text:p text:style-name="P21"><text:span text:style-name="T8">évolution : </text:span><text:span text:style-name="T42">ne stoker dans cette structure que les informations que les 2 joueurs ont</text:span></text:p>
      <text:p text:style-name="P24"><text:span text:style-name="T17"><text:tab/></text:span><text:span text:style-name="T18">Avantage : </text:span><text:span text:style-name="T39">O</text:span><text:span text:style-name="T37">n peut retrouver les informations que </text:span><text:span text:style-name="T38">l’adversaire </text:span><text:span text:style-name="T37">a sur la main de l’IA</text:span></text:p>
      <text:p text:style-name="P21"><text:span text:style-name="T37"><text:tab/></text:span><text:span text:style-name="T43">Inconvénient :</text:span><text:span text:style-name="T37"> </text:span><text:span text:style-name="T39">Il faut stocker la main de l’IA à part</text:span></text:p>
      <text:p text:style-name="P21"><text:span text:style-name="T39"/></text:p>
      <text:p text:style-name="P21"><text:span text:style-name="T39"/></text:p>
      <text:p text:style-name="P33"><text:span text:style-name="T39"/></text:p>
      <text:p text:style-name="P33"><text:span text:style-name="T39"/></text:p>
      <text:p text:style-name="P33"><text:span text:style-name="T39"/></text:p>
      <text:p text:style-name="P35"><text:span text:style-name="T63">♣</text:span><text:span text:style-name="T62">♥♠♦</text:span></text:p>
      <text:p text:style-name="P33"><text:span text:style-name="T39"/></text:p>
      <text:p text:style-name="P33"><text:span text:style-name="T39"/></text:p>
      <text:p text:style-name="P36"><text:span text:style-name="T63">♣ </text:span><text:span text:style-name="T62">atout</text:span></text:p>
      <text:p text:style-name="P33"><text:span text:style-name="T39">I</text:span><text:span text:style-name="T61">J2</text:span><text:span text:style-name="T39"> : </text:span><text:span text:style-name="T40">cartes inconnues dans </text:span><text:span text:style-name="T41">la main de J2</text:span></text:p>
      <text:p text:style-name="P34"><text:span text:style-name="T41">C</text:span><text:span text:style-name="T60">J2</text:span><text:span text:style-name="T36"> : cartes connues dans la main de J2</text:span></text:p>
      <text:p text:style-name="P37"><text:span text:style-name="T67"><text:s/></text:span></text:p>
      <text:p text:style-name="P38"><text:span text:style-name="T67"><draw:frame draw:style-name="fr1" draw:name="Objet1" text:anchor-type="as-char" svg:y="-0.386cm" svg:width="6.311cm" svg:height="0.54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p>
      <text:p text:style-name="P38"><text:span text:style-name="T67"/></text:p>
      <text:p text:style-name="P38"><text:span text:style-name="T67"><draw:frame draw:style-name="fr1" draw:name="Objet2" text:anchor-type="as-char" svg:y="-0.386cm" svg:width="3.103cm" svg:height="0.506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1T13:57:16.478000000</meta:creation-date>
    <dc:date>2022-05-16T10:07:34.025000000</dc:date>
    <meta:editing-duration>PT3H50M20S</meta:editing-duration>
    <meta:editing-cycles>104</meta:editing-cycles>
    <meta:generator>LibreOffice/7.0.3.1$Windows_X86_64 LibreOffice_project/d7547858d014d4cf69878db179d326fc3483e082</meta:generator>
    <meta:document-statistic meta:table-count="0" meta:image-count="0" meta:object-count="2" meta:page-count="2" meta:paragraph-count="50" meta:word-count="316" meta:character-count="1922" meta:non-whitespace-character-count="1629"/>
  </office:meta>
</office:document-meta>
</file>

<file path=Object 1/content.xml><?xml version="1.0" encoding="utf-8"?>
<math xmlns="http://www.w3.org/1998/Math/MathML" display="block">
  <semantics>
    <mrow>
      <msub>
        <mi>E</mi>
        <mrow>
          <mi>J</mi>
          <mn>2</mn>
          <mi>,</mi>
          <mi mathvariant="italic">coeur</mi>
        </mrow>
      </msub>
      <mo stretchy="false">=</mo>
      <mrow>
        <mrow>
          <mo fence="true" stretchy="false">(</mo>
          <mrow>
            <mrow>
              <msub>
                <mi>I</mi>
                <mrow>
                  <mi>J</mi>
                  <mn>2</mn>
                </mrow>
              </msub>
              <mo stretchy="false">∩</mo>
              <msub>
                <mi>I</mi>
                <mi mathvariant="italic">coeur</mi>
              </msub>
            </mrow>
          </mrow>
          <mo fence="true" stretchy="false">)</mo>
        </mrow>
        <mo stretchy="false">∪</mo>
        <mrow>
          <mo fence="true" stretchy="false">(</mo>
          <mrow>
            <mrow>
              <msub>
                <mi>C</mi>
                <mrow>
                  <mi>J</mi>
                  <mn>2</mn>
                </mrow>
              </msub>
              <mo stretchy="false">∩</mo>
              <msub>
                <mi>C</mi>
                <mi mathvariant="italic">coeur</mi>
              </msub>
            </mrow>
          </mrow>
          <mo fence="true" stretchy="false">)</mo>
        </mrow>
      </mrow>
    </mrow>
    <annotation encoding="StarMath 5.0">E_{J2,coeur} = ( I_J2 intersection I_coeur ) union ( C_J2 intersection C_coeur)</annotation>
  </semantics>
</math>
</file>

<file path=Object 2/content.xml><?xml version="1.0" encoding="utf-8"?>
<math xmlns="http://www.w3.org/1998/Math/MathML" display="block">
  <semantics>
    <mrow>
      <mtext>Sup</mtext>
      <mrow>
        <mrow>
          <mo fence="true" stretchy="false">(</mo>
          <mrow>
            <mi>c</mi>
          </mrow>
          <mo fence="true" stretchy="false">)</mo>
        </mrow>
        <mo stretchy="false">=</mo>
        <mo stretchy="false">∀</mo>
      </mrow>
      <mi>c</mi>
      <mrow>
        <mi>'</mi>
        <mo stretchy="false">∈</mo>
        <mi>I</mi>
      </mrow>
    </mrow>
    <annotation encoding="StarMath 5.0">"Sup"( c ) = forall c' in I</annotation>
  </semantics>
</math>
</file>